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MLAnchorElementImpl.setId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AnchorElementImpl.setClassNam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AnchorElementImpl.get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AnchorElementImpl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AnchorElement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AnchorElementImpl.setTitl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AnchorElementImpl.setXmlLang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AnchorElementImpl.WMLAnchorElementImpl( WMLDocumentImpl owner ,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AnchorElementImpl.getXmlLa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